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4CFD2D6F9BBCDB3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523cm" fo:min-width="2.63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4CFD2D6F9BBCDB37.png" xlink:type="simple" xlink:show="embed" xlink:actuate="onLoad">
            <text:p/>
          </draw:image>
        </draw:frame>
        <draw:custom-shape draw:style-name="gr2" draw:text-style-name="P2" draw:layer="layout" svg:width="4.002cm" svg:height="2.437cm" draw:transform="rotate (1.85336513269278) translate (16.925cm 15.7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5.184cm" svg:y="15.515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1897.8940650925 -14767.01649175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7:14:07.658081412</dc:date>
    <meta:editing-duration>PT9H28M57S</meta:editing-duration>
    <meta:editing-cycles>9</meta:editing-cycles>
    <meta:generator>LibreOffice/5.4.5.1$MacOSX_X86_64 LibreOffice_project/79c9829dd5d8054ec39a82dc51cd9eff340dbee8</meta:generator>
    <meta:document-statistic meta:object-count="3"/>
  </office:meta>
</office:document-meta>
</file>